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7.875in" fo:margin-top="0in" fo:margin-bottom="0in" style:page-number="auto" table:align="margins" fo:background-color="#000000" style:writing-mode="lr-tb">
        <style:background-image/>
      </style:table-properties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#17365d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officeooo:paragraph-rsid="0027a66b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37b6f7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17365d" style:font-name="DejaVu Sans Condensed" fo:font-size="10pt" style:font-size-asian="10pt" style:font-name-complex="Times New Roman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DejaVu Sans Condensed" officeooo:rsid="0027a66b" officeooo:paragraph-rsid="0027a66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ejaVu Sans Condensed"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 Condensed" fo:font-size="9pt" officeooo:paragraph-rsid="00388b44" style:font-size-asian="9pt" style:font-size-complex="9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ejaVu Sans Condensed" fo:font-size="9pt" fo:language="pt" fo:country="BR" fo:font-style="italic" style:font-size-asian="9pt" style:font-style-asian="italic" style:font-name-complex="Times New Roman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ffffff" style:font-name="DejaVu Sans Condensed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top="0.1665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fo:color="#17365d" style:font-name="DejaVu Sans Condensed" fo:font-size="10pt" fo:letter-spacing="0.0346in" fo:font-weight="bold" officeooo:rsid="0027a66b" officeooo:paragraph-rsid="0027a66b" style:font-size-asian="10pt" style:font-weight-asian="bold" style:font-name-complex="Times New Roman" style:font-size-complex="10pt"/>
    </style:style>
    <style:style style:name="P10" style:family="paragraph" style:parent-style-name="Standard">
      <style:paragraph-properties fo:margin-top="0.1665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fo:color="#17365d" style:font-name="DejaVu Sans Condensed" fo:font-size="10pt" fo:letter-spacing="0.0346in" fo:font-weight="bold" style:font-size-asian="10pt" style:font-weight-asian="bold" style:font-name-complex="Times New Roman" style:font-size-complex="10pt"/>
    </style:style>
    <style:style style:name="P11" style:family="paragraph" style:parent-style-name="Standard">
      <style:paragraph-properties fo:margin-top="0.1665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fo:color="#17365d" style:font-name="DejaVu Sans Condensed" fo:font-size="10pt" fo:letter-spacing="0.0346in" fo:font-weight="bold" style:font-size-asian="10pt" style:font-weight-asian="bold" style:font-name-complex="Times New Roman" style:font-size-complex="12pt"/>
    </style:style>
    <style:style style:name="P12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 fo:font-size="9pt" officeooo:rsid="0026ab29" officeooo:paragraph-rsid="0026ab29" style:font-size-asian="9pt" style:font-size-complex="9pt"/>
    </style:style>
    <style:style style:name="P13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 fo:font-size="9pt" officeooo:rsid="0026ab29" officeooo:paragraph-rsid="0027a66b" style:font-size-asian="9pt" style:font-size-complex="9pt"/>
    </style:style>
    <style:style style:name="P14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 fo:font-size="9pt" style:font-size-asian="9pt" style:font-size-complex="9pt"/>
    </style:style>
    <style:style style:name="P15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fo:color="#17365d" style:font-name="DejaVu Sans Condensed" fo:font-size="9pt" fo:language="pt" fo:country="BR" fo:font-weight="bold" style:font-size-asian="9pt" style:font-weight-asian="bold" style:font-name-complex="Times New Roman" style:font-size-complex="9pt"/>
    </style:style>
    <style:style style:name="P16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fo:color="#17365d" style:font-name="DejaVu Sans Condensed" fo:font-size="9pt" fo:font-weight="bold" style:font-size-asian="9pt" style:font-weight-asian="bold" style:font-name-complex="Times New Roman" style:font-size-complex="9pt"/>
    </style:style>
    <style:style style:name="P17" style:family="paragraph" style:parent-style-name="Standard">
      <style:paragraph-properties fo:margin-top="0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fo:color="#17365d" style:font-name="DejaVu Sans Condensed" fo:font-size="10pt" fo:letter-spacing="0.0346in" fo:font-weight="bold" officeooo:rsid="004056de" officeooo:paragraph-rsid="004056de" style:font-size-asian="10pt" style:font-weight-asian="bold" style:font-name-complex="Times New Roman" style:font-size-complex="10pt"/>
    </style:style>
    <style:style style:name="P18" style:family="paragraph" style:parent-style-name="Standard">
      <style:paragraph-properties fo:margin-top="0.111in" fo:margin-bottom="0in" loext:contextual-spacing="false" fo:line-height="100%"/>
      <style:text-properties officeooo:paragraph-rsid="004078b6"/>
    </style:style>
    <style:style style:name="P19" style:family="paragraph" style:parent-style-name="List_20_Paragraph" style:list-style-name="WWNum2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/>
      <style:text-properties style:font-name="DejaVu Sans Condensed" fo:font-size="9pt" officeooo:paragraph-rsid="004056de" style:font-size-asian="9pt" style:font-name-complex="Times New Roman" style:font-size-complex="9pt"/>
    </style:style>
    <style:style style:name="P20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style:font-size-asian="9pt" style:font-size-complex="9pt"/>
    </style:style>
    <style:style style:name="P21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paragraph-rsid="00219b8c" style:font-size-asian="9pt" style:font-size-complex="9pt"/>
    </style:style>
    <style:style style:name="P22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398bf" officeooo:paragraph-rsid="002398bf" style:font-size-asian="9pt" style:font-size-complex="9pt"/>
    </style:style>
    <style:style style:name="P23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93aa3" officeooo:paragraph-rsid="00293aa3" style:font-size-asian="9pt" style:font-size-complex="9pt"/>
    </style:style>
    <style:style style:name="P24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ab547" officeooo:paragraph-rsid="002ab547" style:font-size-asian="9pt" style:font-size-complex="9pt"/>
    </style:style>
    <style:style style:name="P25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3a3006" officeooo:paragraph-rsid="003a3006" style:font-size-asian="9pt" style:font-name-complex="Times New Roman" style:font-size-complex="9pt"/>
    </style:style>
    <style:style style:name="P26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93aa3" officeooo:paragraph-rsid="00293aa3" style:font-size-asian="9pt" style:font-name-complex="Times New Roman" style:font-size-complex="9pt"/>
    </style:style>
    <style:style style:name="P27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ab547" officeooo:paragraph-rsid="002ab547" style:font-size-asian="9pt" style:font-name-complex="Times New Roman" style:font-size-complex="9pt"/>
    </style:style>
    <style:style style:name="P28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fo:font-size="9pt" officeooo:rsid="00200cfc" officeooo:paragraph-rsid="00200cfc" style:font-size-asian="9pt" style:font-name-complex="Times New Roman" style:font-size-complex="9pt"/>
    </style:style>
    <style:style style:name="T1" style:family="text">
      <style:text-properties fo:color="#000000" style:font-name="DejaVu Sans Condensed" fo:font-size="9pt" style:font-size-asian="9pt" style:font-name-complex="Times New Roman" style:font-size-complex="9pt"/>
    </style:style>
    <style:style style:name="T2" style:family="text">
      <style:text-properties fo:color="#000000" style:font-name="DejaVu Sans Condensed" fo:font-size="9pt" style:font-size-asian="9pt" style:font-size-complex="9pt"/>
    </style:style>
    <style:style style:name="T3" style:family="text">
      <style:text-properties fo:color="#000000" style:font-name="DejaVu Sans Condensed" fo:font-size="9pt" style:text-underline-style="none" style:font-size-asian="9pt" style:font-name-complex="Times New Roman" style:font-size-complex="9pt"/>
    </style:style>
    <style:style style:name="T4" style:family="text">
      <style:text-properties fo:color="#000000" style:font-name="DejaVu Sans Condensed" fo:font-size="9pt" style:text-underline-style="none" officeooo:rsid="00204b6f" style:font-size-asian="9pt" style:font-name-complex="Times New Roman" style:font-size-complex="9pt"/>
    </style:style>
    <style:style style:name="T5" style:family="text">
      <style:text-properties fo:color="#17365d" fo:font-weight="bold" style:font-weight-asian="bold" style:font-name-complex="Times New Roman"/>
    </style:style>
    <style:style style:name="T6" style:family="text">
      <style:text-properties fo:color="#17365d" fo:font-weight="bold" officeooo:rsid="00293aa3" style:font-weight-asian="bold" style:font-name-complex="Times New Roman"/>
    </style:style>
    <style:style style:name="T7" style:family="text">
      <style:text-properties fo:color="#17365d" fo:font-weight="bold" officeooo:rsid="00200cfc" style:font-weight-asian="bold" style:font-name-complex="Times New Roman"/>
    </style:style>
    <style:style style:name="T8" style:family="text">
      <style:text-properties fo:color="#17365d" fo:font-weight="bold" officeooo:rsid="003e5bcb" style:font-weight-asian="bold" style:font-name-complex="Times New Roman"/>
    </style:style>
    <style:style style:name="T9" style:family="text">
      <style:text-properties style:font-name="DejaVu Sans Condensed" fo:font-size="9pt" fo:font-style="italic" officeooo:rsid="0027a66b" style:font-size-asian="9pt" style:font-style-asian="italic" style:font-name-complex="Times New Roman" style:font-size-complex="9pt"/>
    </style:style>
    <style:style style:name="T10" style:family="text">
      <style:text-properties style:font-name="DejaVu Sans Condensed" fo:font-size="9pt" style:font-size-asian="9pt" style:font-name-complex="Times New Roman" style:font-size-complex="9pt"/>
    </style:style>
    <style:style style:name="T11" style:family="text">
      <style:text-properties style:font-name="DejaVu Sans Condensed" fo:font-size="9pt" officeooo:rsid="0027a66b" style:font-size-asian="9pt" style:font-name-complex="Times New Roman" style:font-size-complex="9pt"/>
    </style:style>
    <style:style style:name="T12" style:family="text">
      <style:text-properties style:font-name="DejaVu Sans Condensed" fo:font-size="9pt" style:font-size-asian="9pt" style:font-size-complex="9pt"/>
    </style:style>
    <style:style style:name="T13" style:family="text">
      <style:text-properties officeooo:rsid="0037b6f7"/>
    </style:style>
    <style:style style:name="T14" style:family="text">
      <style:text-properties fo:font-size="9pt" fo:font-style="italic" style:font-size-asian="9pt" style:font-style-asian="italic" style:font-name-complex="Times New Roman" style:font-size-complex="9pt"/>
    </style:style>
    <style:style style:name="T15" style:family="text">
      <style:text-properties officeooo:rsid="003a3006"/>
    </style:style>
    <style:style style:name="T16" style:family="text">
      <style:text-properties style:font-name-complex="Times New Roman"/>
    </style:style>
    <style:style style:name="T17" style:family="text">
      <style:text-properties officeooo:rsid="003a3006" style:font-name-complex="Times New Roman"/>
    </style:style>
    <style:style style:name="T18" style:family="text">
      <style:text-properties officeooo:rsid="00204b6f" style:font-name-complex="Times New Roman"/>
    </style:style>
    <style:style style:name="T19" style:family="text">
      <style:text-properties officeooo:rsid="002f9655" style:font-name-complex="Times New Roman"/>
    </style:style>
    <style:style style:name="T20" style:family="text">
      <style:text-properties officeooo:rsid="001d841b" style:font-name-complex="Times New Roman"/>
    </style:style>
    <style:style style:name="T21" style:family="text">
      <style:text-properties officeooo:rsid="00200cfc" style:font-name-complex="Times New Roman"/>
    </style:style>
    <style:style style:name="T22" style:family="text">
      <style:text-properties officeooo:rsid="003124bd" style:font-name-complex="Times New Roman"/>
    </style:style>
    <style:style style:name="T23" style:family="text">
      <style:text-properties officeooo:rsid="0037b6f7" style:font-name-complex="Times New Roman"/>
    </style:style>
    <style:style style:name="T24" style:family="text">
      <style:text-properties officeooo:rsid="002ab547" style:font-name-complex="Times New Roman"/>
    </style:style>
    <style:style style:name="T25" style:family="text">
      <style:text-properties officeooo:rsid="0035005b" style:font-name-complex="Times New Roman"/>
    </style:style>
    <style:style style:name="T26" style:family="text">
      <style:text-properties officeooo:rsid="001eebbc" style:font-name-complex="Times New Roman"/>
    </style:style>
    <style:style style:name="T27" style:family="text">
      <style:text-properties officeooo:rsid="0035c443" style:font-name-complex="Times New Roman"/>
    </style:style>
    <style:style style:name="T28" style:family="text">
      <style:text-properties officeooo:rsid="00293aa3" style:font-name-complex="Times New Roman"/>
    </style:style>
    <style:style style:name="T29" style:family="text">
      <style:text-properties officeooo:rsid="003bfe29" style:font-name-complex="Times New Roman"/>
    </style:style>
    <style:style style:name="T30" style:family="text">
      <style:text-properties officeooo:rsid="003dabf4" style:font-name-complex="Times New Roman"/>
    </style:style>
    <style:style style:name="T31" style:family="text">
      <style:text-properties officeooo:rsid="003eb2ff" style:font-name-complex="Times New Roman"/>
    </style:style>
    <style:style style:name="T32" style:family="text">
      <style:text-properties officeooo:rsid="004056de" style:font-name-complex="Times New Roman"/>
    </style:style>
    <style:style style:name="T33" style:family="text">
      <style:text-properties fo:font-style="italic" style:font-style-asian="italic" style:font-name-complex="Times New Roman"/>
    </style:style>
    <style:style style:name="T34" style:family="text">
      <style:text-properties fo:font-style="italic" officeooo:rsid="00219b8c" style:font-style-asian="italic" style:font-name-complex="Times New Roman"/>
    </style:style>
    <style:style style:name="T35" style:family="text">
      <style:text-properties fo:font-style="italic" officeooo:rsid="002398bf" style:font-style-asian="italic" style:font-name-complex="Times New Roman"/>
    </style:style>
    <style:style style:name="T36" style:family="text">
      <style:text-properties fo:font-style="italic" officeooo:rsid="00200cfc" style:font-style-asian="italic" style:font-name-complex="Times New Roman"/>
    </style:style>
    <style:style style:name="T37" style:family="text">
      <style:text-properties officeooo:rsid="003bfe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Fernando Maletski</text:p>
          </table:table-cell>
        </table:table-row>
      </table:table>
      <text:p text:style-name="P18"><text:span text:style-name="T1">Hoboken, NJ * (201) 565-5596 *</text:span><text:span text:style-name="T2"> </text:span><text:a xlink:type="simple" xlink:href="mailto:fernando.maletski@gmail.com" text:style-name="Internet_20_link" text:visited-style-name="Visited_20_Internet_20_Link"><text:span text:style-name="T10">fernando.maletski@gmail.com</text:span></text:a><text:span text:style-name="T10"> * </text:span><text:a xlink:type="simple" xlink:href="http://linkedin.com/in/fmaletski" text:style-name="Internet_20_link" text:visited-style-name="Visited_20_Internet_20_Link"><text:span text:style-name="T11">linkedin.com/in/fmaletski</text:span></text:a><text:span text:style-name="T12"> </text:span><text:span text:style-name="T3">* </text:span><text:a xlink:type="simple" xlink:href="http://fmaletski.com/" text:style-name="Internet_20_link" text:visited-style-name="Visited_20_Internet_20_Link"><text:span text:style-name="T12">fmaletski.com</text:span></text:a><text:span text:style-name="T4"> * </text:span><text:a xlink:type="simple" xlink:href="http://github.com/fmaletski" text:style-name="Internet_20_link" text:visited-style-name="Visited_20_Internet_20_Link"><text:span text:style-name="T12">github.com/fmaletski</text:span></text:a></text:p>
      <text:list xml:id="list3966176957" text:style-name="WWNum2">
        <text:list-header>
          <text:p text:style-name="P19"><text:span text:style-name="T12">Data Scientist with 2 years of experience designing and applying predictive statistical and machine learning models for trading.</text:span></text:p>
        </text:list-header>
      </text:list>
      <text:p text:style-name="P3"/>
      <text:p text:style-name="P17">TECHNICAL SKILLS</text:p>
      <text:list xml:id="list160835186103671" text:continue-numbering="true" text:style-name="WWNum2">
        <text:list-item>
          <text:p text:style-name="P20"><text:span text:style-name="T17">Languages: </text:span><text:span text:style-name="T16">Python, </text:span><text:span text:style-name="T18">R, </text:span><text:span text:style-name="T17">SQL, JavaScript</text:span></text:p>
        </text:list-item>
        <text:list-item>
          <text:p text:style-name="P25">Frameworks / Libraries: pandas, numpy, matplotlib, scikit-learn, Jupyter, Rstudio, SQLite, PostgreSQL, D3.js, Dimple.js</text:p>
        </text:list-item>
        <text:list-item>
          <text:p text:style-name="P25">Concepts: Extract Transform Load (ETL), Exploratory Data Analysis (EDA), Data Visualization, Machine Learning, <text:span text:style-name="T37">Version Control</text:span></text:p>
        </text:list-item>
        <text:list-item>
          <text:p text:style-name="P22"><text:span text:style-name="T29">Platforms</text:span><text:span text:style-name="T17">:</text:span><text:span text:style-name="T16"> Linux (</text:span><text:span text:style-name="T19">Ubuntu, Red Hat, SUSE and Arch</text:span><text:span text:style-name="T16">), Windows and macOS for development, </text:span><text:span text:style-name="T32">G</text:span><text:span text:style-name="T17">it / </text:span><text:span text:style-name="T32">G</text:span><text:span text:style-name="T16">it</text:span><text:span text:style-name="T32">H</text:span><text:span text:style-name="T16">ub for version control</text:span></text:p>
        </text:list-item>
        <text:list-item>
          <text:p text:style-name="P21"><text:span text:style-name="T30">Other: </text:span><text:span text:style-name="T16">Experienced in </text:span><text:span text:style-name="T20">st</text:span><text:span text:style-name="T21">o</text:span><text:span text:style-name="T20">ck trading</text:span><text:span text:style-name="T16"> using statistical models (5 years) and project management (4 years), </text:span><text:span text:style-name="T22">b</text:span><text:span text:style-name="T18">ilingual </text:span><text:span text:style-name="T22">Brazilian</text:span><text:span text:style-name="T18"> Portuguese and English</text:span></text:p>
        </text:list-item>
      </text:list>
      <text:section text:style-name="Sect1" text:name="TextSection">
        <text:p text:style-name="P9">DATA SCIENCE PROJECTS</text:p>
        <text:p text:style-name="P12"><text:span text:style-name="T5">ENRON Person of Interest Identifier </text:span><text:span text:style-name="T6">| Python | EDA | Machine Learning</text:span></text:p>
        <text:p text:style-name="P4"><text:a xlink:type="simple" xlink:href="http://github.com/fmaletski/enron-poi-identifier" text:style-name="Internet_20_link" text:visited-style-name="Visited_20_Internet_20_Link"><text:span text:style-name="T14">github.com/fmaletski/enron-poi-identifier</text:span></text:a></text:p>
        <text:list xml:id="list160835948215637" text:continue-numbering="true" text:style-name="WWNum2">
          <text:list-item>
            <text:p text:style-name="P26">Built a machine learning model <text:span text:style-name="T37">(Voting Classifier – Decision Tree, SVM and KNeighbors), </text:span><text:s/>to identify persons of interest using the ENRON financial dataset with 88.70 % accuracy and a recall score of 0.670</text:p>
          </text:list-item>
          <text:list-item>
            <text:p text:style-name="P26">Explore<text:span text:style-name="T13">d</text:span> many different algorithms, parameters and feature combinations <text:span text:style-name="T37">using cross-validation</text:span> to ensure the best possible performance <text:span text:style-name="T37">and bias-variance tradeoff</text:span></text:p>
          </text:list-item>
        </text:list>
        <text:p text:style-name="P13"><text:span text:style-name="T5">NYC Taxi Trip Interactive Choropleth </text:span><text:span text:style-name="T6">| D3.</text:span><text:span text:style-name="T8">js</text:span><text:span text:style-name="T6"> | Data Visualization | Python | ETL</text:span></text:p>
        <text:p text:style-name="P1"><text:a xlink:type="simple" xlink:href="http://github.com/fmaletski/nyc-taxi-map" text:style-name="Internet_20_link" text:visited-style-name="Visited_20_Internet_20_Link"><text:span text:style-name="T9">github.com/fmaletski/nyc-taxi-map</text:span></text:a></text:p>
        <text:list xml:id="list160834256121998" text:continue-numbering="true" text:style-name="WWNum2">
          <text:list-item>
            <text:p text:style-name="P23"><text:span text:style-name="T16">Create</text:span><text:span text:style-name="T23">d</text:span><text:span text:style-name="T16"> an interactive data visualization using a NYC Taxi &amp; Limousine trip dataset </text:span><text:span text:style-name="T24">to help identify patterns, </text:span><text:span text:style-name="T29">filtering the data by various parameters, such as time of day and day of the week interactively</text:span></text:p>
          </text:list-item>
          <text:list-item>
            <text:p text:style-name="P24"><text:span text:style-name="T16">Convert</text:span><text:span text:style-name="T23">ed</text:span><text:span text:style-name="T16"> the dataset from trip based to location statistics </text:span><text:span text:style-name="T31">and</text:span><text:span text:style-name="T16"> merge</text:span><text:span text:style-name="T29">d</text:span><text:span text:style-name="T16"> it with GeoJSON data </text:span><text:span text:style-name="T25">(converted from </text:span><text:span text:style-name="T29">the TLC supplied </text:span><text:span text:style-name="T25">Shapefile)</text:span></text:p>
          </text:list-item>
        </text:list>
        <text:p text:style-name="P13"><text:span text:style-name="T5">Exploration of Red Wine Composition </text:span><text:span text:style-name="T6">| R | EDA | Machine Learning</text:span></text:p>
        <text:p text:style-name="P2"><text:a xlink:type="simple" xlink:href="http://github.com/fmaletski/eda-redwines" text:style-name="Internet_20_link" text:visited-style-name="Visited_20_Internet_20_Link"><text:span text:style-name="T9">github.com/fmaletski/eda-redwines</text:span></text:a></text:p>
        <text:list xml:id="list160835498978720" text:continue-numbering="true" text:style-name="WWNum2">
          <text:list-item>
            <text:p text:style-name="P27">Explore<text:span text:style-name="T13">d</text:span> red wine chemical composition using univariate and multivariate approaches to identify relationships</text:p>
          </text:list-item>
          <text:list-item>
            <text:p text:style-name="P27">Created a machine learning model (SVM Classifier) that classifies red wines into above and below average quality using its chemical composition with an accuracy of 81.95 % </text:p>
          </text:list-item>
        </text:list>
        <text:p text:style-name="P10">PROFESSIONAL EXPERIENCE</text:p>
        <text:p text:style-name="P14"><text:span text:style-name="T5">Private </text:span><text:span text:style-name="T7">Investment Club</text:span><text:span text:style-name="T5">, Curitiba, PR - Brazil </text:span></text:p>
        <text:p text:style-name="P6"><text:span text:style-name="T34">Data Scientist - Investment Manager</text:span><text:span text:style-name="T33">, Sep</text:span><text:span text:style-name="T35">tember</text:span><text:span text:style-name="T33"> 2015 – Jun</text:span><text:span text:style-name="T35">e</text:span><text:span text:style-name="T33"> 2017</text:span></text:p>
        <text:list xml:id="list160835945726912" text:continue-numbering="true" text:style-name="WWNum2">
          <text:list-item>
            <text:p text:style-name="P20"><text:span text:style-name="T21">Designed and maintained</text:span><text:span text:style-name="T16"> statistical and machine learning models for real-time analysis of stock price fluctuations</text:span></text:p>
          </text:list-item>
          <text:list-item>
            <text:p text:style-name="P28">Managed market neutral stock portfolios using said models (pair trading) <text:span text:style-name="T15">~3.5% in profits per month</text:span></text:p>
          </text:list-item>
        </text:list>
        <text:p text:style-name="P15">MKI Metalúrgica, Curitiba, PR - Brazil </text:p>
        <text:p text:style-name="P5"><text:span text:style-name="T33">CEO – Founder, </text:span><text:span text:style-name="T35">October</text:span><text:span text:style-name="T33"> 2012 – Apr</text:span><text:span text:style-name="T35">il</text:span><text:span text:style-name="T33"> 2015</text:span></text:p>
        <text:list xml:id="list160834265924031" text:continue-numbering="true" text:style-name="WWNum2">
          <text:list-item>
            <text:p text:style-name="P20"><text:span text:style-name="T16">Manage</text:span><text:span text:style-name="T26">d</text:span><text:span text:style-name="T16"> a team of ~120 employees on construction projects all around the country (fabrication and assembly of heavy industrial equipment</text:span><text:span text:style-name="T31">)</text:span></text:p>
          </text:list-item>
          <text:list-item>
            <text:p text:style-name="P20"><text:span text:style-name="T26">Coordinated c</text:span><text:span text:style-name="T21">o</text:span><text:span text:style-name="T26">mpany</text:span><text:span text:style-name="T16"> resources (people, cranes, and machinery) to finish the projects as efficiently as possible</text:span></text:p>
          </text:list-item>
          <text:list-item>
            <text:p text:style-name="P20"><text:span text:style-name="T21">Mediated</text:span><text:span text:style-name="T16"> project management meetings </text:span><text:span text:style-name="T21">with clients</text:span><text:span text:style-name="T16"> to fulfill deadlines and budgets</text:span></text:p>
          </text:list-item>
        </text:list>
        <text:p text:style-name="P15">Elgam Metalúrgica, Campo Largo, PR – Brazil </text:p>
        <text:p text:style-name="P5"><text:span text:style-name="T33">Investment Manager, Dec</text:span><text:span text:style-name="T35">ember</text:span><text:span text:style-name="T33"> 2009 – Oct</text:span><text:span text:style-name="T35">ober</text:span><text:span text:style-name="T33"> 2011</text:span></text:p>
        <text:list xml:id="list160836103152968" text:continue-numbering="true" text:style-name="WWNum2">
          <text:list-item>
            <text:p text:style-name="P20"><text:span text:style-name="T16">Manage</text:span><text:span text:style-name="T26">d</text:span><text:span text:style-name="T16"> a</text:span><text:span text:style-name="T27">n</text:span><text:span text:style-name="T16"> </text:span><text:span text:style-name="T26">investment</text:span><text:span text:style-name="T16"> portfolio to maximize profits </text:span><text:span text:style-name="T26">(stock, options, bonds) </text:span><text:span text:style-name="T17">~2.5% in profits per month</text:span></text:p>
          </text:list-item>
          <text:list-item>
            <text:p text:style-name="P20"><text:span text:style-name="T16">Create</text:span><text:span text:style-name="T26">d </text:span><text:span text:style-name="T28">statistical</text:span><text:span text:style-name="T16"> models for trend prediction</text:span></text:p>
          </text:list-item>
        </text:list>
        <text:p text:style-name="P11">EDUCATION</text:p>
        <text:p text:style-name="P16">Bachelor of Science in Mechanical Engineering</text:p>
        <text:p text:style-name="P7">Universidade Positivo, Curitiba, PR, Brazil – December 2011</text:p>
        <text:p text:style-name="P16">Data Analyst Nanodegree</text:p>
        <text:p text:style-name="P5"><text:span text:style-name="T33">Udacity - Nanodegree – </text:span><text:span text:style-name="T36">October</text:span><text:span text:style-name="T33"> 201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fo:background-color="#e6e6e6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3126in" fo:margin-left="0.3126in" fo:margin-right="0.312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</meta:initial-creator>
    <meta:editing-cycles>27</meta:editing-cycles>
    <meta:creation-date>2017-06-14T01:10:00</meta:creation-date>
    <dc:date>2017-11-02T16:05:14.271370846</dc:date>
    <meta:editing-duration>PT2H42M53S</meta:editing-duration>
    <meta:generator>LibreOffice/5.4.1.2$Linux_X86_64 LibreOffice_project/40m0$Build-2</meta:generator>
    <meta:document-statistic meta:table-count="1" meta:image-count="0" meta:object-count="0" meta:page-count="1" meta:paragraph-count="41" meta:word-count="477" meta:character-count="3348" meta:non-whitespace-character-count="29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